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80000001D8028D3EB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6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932cm" svg:height="12.487cm" svg:x="10.554cm" svg:y="4.224cm">
          <draw:image xlink:href="Pictures/1000000000000280000001D8028D3EB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59M56S</meta:editing-duration>
    <meta:editing-cycles>62</meta:editing-cycles>
    <meta:generator>OpenOffice/4.1.5$Win32 OpenOffice.org_project/415m1$Build-9789</meta:generator>
    <dc:date>2019-02-03T20:22:32.14</dc:date>
    <dc:creator>Franciscono Enrico</dc:creator>
    <meta:document-statistic meta:object-count="112"/>
  </office:meta>
</office:document-meta>
</file>